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9e6" officeooo:paragraph-rsid="000029e6"/>
    </style:style>
    <style:style style:name="T1" style:family="text">
      <style:text-properties officeooo:rsid="00002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o <text:span text:style-name="T1">Dinámico</text:span></text:h>
      <text:p text:style-name="P1">Las ecuaciones dinámicas que definen el modelo son las siguienes: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29T21:06:06.967000000</dc:date>
    <meta:editing-duration>PT1M54S</meta:editing-duration>
    <meta:editing-cycles>1</meta:editing-cycles>
    <meta:document-statistic meta:table-count="0" meta:image-count="0" meta:object-count="0" meta:page-count="1" meta:paragraph-count="2" meta:word-count="12" meta:character-count="80" meta:non-whitespace-character-count="70"/>
  </office:meta>
</office:document-meta>
</file>